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36">
      <style:table-cell-properties style:text-align-source="fix" style:repeat-content="false" style:rotation-align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table table:name="Tabelle1" table:style-name="ta1">
        <table:table-column table:style-name="co1" table:number-columns-repeated="2" table:default-cell-style-name="ce3"/>
        <table:table-column table:style-name="co2" table:default-cell-style-name="ce5"/>
        <table:table-column table:style-name="co1" table:number-columns-repeated="1021" table:default-cell-style-name="ce3"/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Dauer(h)</text:p>
          </table:table-cell>
          <table:table-cell table:style-name="ce1" office:value-type="string" calcext:value-type="string">
            <text:p>Was wurde gemacht ?</text:p>
          </table:table-cell>
          <table:table-cell table:style-name="ce1" table:number-columns-repeated="1021"/>
        </table:table-row>
        <table:table-row table:style-name="ro1">
          <table:table-cell table:style-name="ce2" office:value-type="date" office:date-value="2016-11-27" calcext:value-type="date">
            <text:p>27.11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t-Repo aufgesetzt Projekt an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1-28" calcext:value-type="date">
            <text:p>28.11.16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Softwarearchitektur festgeleg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tenbank aufgebau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4" calcext:value-type="date">
            <text:p>04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enbankmodelle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7" calcext:value-type="date">
            <text:p>07.12.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nittstelle defin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08" calcext:value-type="date">
            <text:p>08.1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tenbank mit Testdaten gefüll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6" calcext:value-type="date">
            <text:p>16.12.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nittstelle zum Teil implementiert</text:p>
          </table:table-cell>
          <table:table-cell table:number-columns-repeated="1021"/>
        </table:table-row>
        <table:table-row table:style-name="ro1">
          <table:table-cell table:style-name="ce2" office:value-type="date" office:date-value="2016-12-16" calcext:value-type="date">
            <text:p>16.12.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it Tests wurden hinzugefügt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"/>
          <table:table-cell/>
          <table:table-cell table:style-name="Default"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de" number:country="DE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de" number:country="DE">
      <loext:fill-character> </loext:fill-character>
      <number:text>-    </number:text>
    </number:number-style>
    <number:text-style style:name="N10127" number:language="de" number:country="DE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de" number:country="DE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de" number:country="DE">
      <loext:fill-character> </loext:fill-character>
      <number:text>- € </number:text>
    </number:number-style>
    <number:text-style style:name="N10131" number:language="de" number:country="DE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de" number:country="DE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de" number:country="DE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de" number:country="DE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6">00.00.0000</text:date>, <text:time style:data-style-name="N2" text:time-value="13:51:33.12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6:40:06.645000000</meta:creation-date>
    <dc:date>2016-12-16T13:50:25.870000000</dc:date>
    <meta:editing-duration>PT13M7S</meta:editing-duration>
    <meta:editing-cycles>3</meta:editing-cycles>
    <meta:generator>LibreOffice/4.4.6.3$Windows_x86 LibreOffice_project/e8938fd3328e95dcf59dd64e7facd2c7d67c704d</meta:generator>
    <meta:document-statistic meta:table-count="1" meta:cell-count="27" meta:object-count="0"/>
  </office:meta>
</office:document-meta>
</file>